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text-properties officeooo:paragraph-rsid="00920d7c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3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section text:style-name="Sect1" text:name="Section Matriz 1">
        <text:p text:style-name="P32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32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19"/>
      <text:section text:style-name="Sect1" text:name="Section Equipos">
        <text:p text:style-name="P31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1" meta:word-count="112" meta:character-count="992" meta:non-whitespace-character-count="905"/>
  </office:meta>
</office:document-meta>
</file>